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7447" officeooo:paragraph-rsid="001e7447"/>
    </style:style>
    <style:style style:name="P2" style:family="paragraph" style:parent-style-name="Standard">
      <style:text-properties officeooo:rsid="001e7447" officeooo:paragraph-rsid="001f27f8"/>
    </style:style>
    <style:style style:name="P3" style:family="paragraph" style:parent-style-name="Standard">
      <style:text-properties officeooo:rsid="001e7447" officeooo:paragraph-rsid="001fda90"/>
    </style:style>
    <style:style style:name="P4" style:family="paragraph" style:parent-style-name="Standard">
      <style:text-properties officeooo:rsid="001e7447" officeooo:paragraph-rsid="0021bc5f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e7447" officeooo:paragraph-rsid="001e7447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e7447" officeooo:paragraph-rsid="001fda90"/>
    </style:style>
    <style:style style:name="T1" style:family="text">
      <style:text-properties officeooo:rsid="001fda90"/>
    </style:style>
    <style:style style:name="T2" style:family="text">
      <style:text-properties officeooo:rsid="0021bc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 transaksi Masuk</text:p>
      <text:p text:style-name="P1"/>
      <text:p text:style-name="P1">sub skpd</text:p>
      <text:p text:style-name="P1">tanggal</text:p>
      <text:p text:style-name="P1">keterangan</text:p>
      <text:p text:style-name="P5"/>
      <text:p text:style-name="P1">pihak ketiga</text:p>
      <text:p text:style-name="P5"/>
      <text:p text:style-name="P1">barang, <text:s text:c="5"/>masuk, <text:s text:c="6"/>harga, <text:s text:c="5"/>jumlah</text:p>
      <text:p text:style-name="P2">barang, <text:s text:c="5"/>masuk, <text:s text:c="6"/>harga, <text:s text:c="5"/>jumlah</text:p>
      <text:p text:style-name="P2">barang, <text:s text:c="5"/>masuk, <text:s text:c="6"/>harga, <text:s text:c="5"/>jumlah</text:p>
      <text:p text:style-name="P2">barang, <text:s text:c="5"/>masuk, <text:s text:c="6"/>harga, <text:s text:c="5"/>jumlah</text:p>
      <text:p text:style-name="P2"/>
      <text:p text:style-name="P2"/>
      <text:p text:style-name="P2"/>
      <text:p text:style-name="P2"/>
      <text:p text:style-name="P3">Form transaksi <text:span text:style-name="T1">keluar</text:span></text:p>
      <text:p text:style-name="P3"/>
      <text:p text:style-name="P3">sub skpd</text:p>
      <text:p text:style-name="P3">tanggal</text:p>
      <text:p text:style-name="P3">keterangan</text:p>
      <text:p text:style-name="P6"/>
      <text:p text:style-name="P3">p<text:span text:style-name="T2">egawai</text:span></text:p>
      <text:p text:style-name="P6"/>
      <text:p text:style-name="P3">barang, <text:s text:c="5"/><text:span text:style-name="T2">keluar</text:span>, <text:s text:c="7"/>jumlah</text:p>
      <text:p text:style-name="P4">barang, <text:s text:c="5"/><text:span text:style-name="T2">keluar</text:span>, <text:s text:c="7"/>jumlah</text:p>
      <text:p text:style-name="P4">barang, <text:s text:c="5"/><text:span text:style-name="T2">keluar</text:span>, <text:s text:c="7"/>jumlah</text:p>
      <text:p text:style-name="P4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4:26:47.450975988</meta:creation-date>
    <dc:date>2016-06-19T14:32:08.536734827</dc:date>
    <meta:editing-duration>PT5M20S</meta:editing-duration>
    <meta:editing-cycles>4</meta:editing-cycles>
    <meta:generator>LibreOffice/5.0.4.2$OpenBSD_X86_64 LibreOffice_project/00m0$Build-2</meta:generator>
    <meta:document-statistic meta:table-count="0" meta:image-count="0" meta:object-count="0" meta:page-count="1" meta:paragraph-count="17" meta:word-count="42" meta:character-count="388" meta:non-whitespace-character-count="263"/>
  </office:meta>
</office:document-meta>
</file>